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337" officeooo:paragraph-rsid="0013f337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3f337" officeooo:paragraph-rsid="0013f33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3f337" officeooo:paragraph-rsid="0013f33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f337" officeooo:paragraph-rsid="0013f33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3f337" officeooo:paragraph-rsid="0013f337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4e97" officeooo:paragraph-rsid="00154e97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e655" officeooo:paragraph-rsid="0017e655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7ede3" officeooo:paragraph-rsid="0017ede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d46a" officeooo:paragraph-rsid="0019d46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a3281" officeooo:paragraph-rsid="001a3281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5dd8" officeooo:paragraph-rsid="001b5dd8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3f337" officeooo:paragraph-rsid="0013f337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a1a7" style:font-style-asian="italic" style:font-style-complex="italic"/>
    </style:style>
    <style:style style:name="T3" style:family="text">
      <style:text-properties fo:font-style="italic" officeooo:rsid="0017e655" style:font-style-asian="italic" style:font-style-complex="italic"/>
    </style:style>
    <style:style style:name="T4" style:family="text">
      <style:text-properties fo:font-style="italic" officeooo:rsid="0017ede3" style:font-style-asian="italic" style:font-style-complex="italic"/>
    </style:style>
    <style:style style:name="T5" style:family="text">
      <style:text-properties fo:font-style="italic" officeooo:rsid="0019d46a" style:font-style-asian="italic" style:font-style-complex="italic"/>
    </style:style>
    <style:style style:name="T6" style:family="text">
      <style:text-properties fo:font-style="italic" officeooo:rsid="001a3281" style:font-style-asian="italic" style:font-style-complex="italic"/>
    </style:style>
    <style:style style:name="T7" style:family="text">
      <style:text-properties fo:font-style="italic" officeooo:rsid="001b5dd8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officeooo:rsid="0016a1a7"/>
    </style:style>
    <style:style style:name="T12" style:family="text">
      <style:text-properties officeooo:rsid="0017ede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a3281"/>
    </style:style>
    <style:style style:name="T15" style:family="text">
      <style:text-properties officeooo:rsid="001a5760"/>
    </style:style>
    <style:style style:name="T16" style:family="text">
      <style:text-properties officeooo:rsid="001b5d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SJEAN Nicolas</text:p>
      <text:p text:style-name="P1">SONKO Mohamet </text:p>
      <text:p text:style-name="P2">TP3 : Liste chainée, Table FAT</text:p>
      <text:p text:style-name="P2"/>
      <text:p text:style-name="P3">Préparation :</text:p>
      <text:p text:style-name="P3"/>
      <text:p text:style-name="P4">exoListeChainee.c : <text:span text:style-name="T1">fonctions codés dans le fichier « preparation.c »</text:span></text:p>
      <text:p text:style-name="P5"/>
      <text:p text:style-name="P12">Algorithme des fonctions : </text:p>
      <text:p text:style-name="P5"/>
      <text:p text:style-name="P6">initialise_fat : <text:span text:style-name="T1">Initalisation du tableau FAT et de la variable freeblocks, ainsi que « obj », 1</text:span><text:span text:style-name="T10">er</text:span><text:span text:style-name="T1"> <text:tab/><text:tab/><text:tab/>élément de la liste chainée</text:span></text:p>
      <text:p text:style-name="P6">→ Allocation mémoire à la variable FAT de taille (taille du type <text:span text:style-name="T1">short</text:span>) <text:span text:style-name="T1">x </text:span>(nombre de blocs dans fat)</text:p>
      <text:p text:style-name="P6">→ Pour chaque case d<text:span text:style-name="T11">e FAT </text:span></text:p>
      <text:p text:style-name="P6"><text:tab/><text:span text:style-name="T11">→ On affecte la valeur </text:span><text:span text:style-name="T2">EMPTY</text:span><text:span text:style-name="T11"> à la case correspondante</text:span></text:p>
      <text:p text:style-name="P6"><text:tab/><text:span text:style-name="T11">→ On incrémente de 1 la variable </text:span><text:span text:style-name="T3">freeblocks</text:span></text:p>
      <text:p text:style-name="P7"/>
      <text:p text:style-name="P7">rechercher_objet(<text:span text:style-name="T8">nom</text:span>) : <text:span text:style-name="T1">Permet de trouver un objet possédant un nom qu’on aura donner en entrée</text:span></text:p>
      <text:p text:style-name="P7">→ Déclaration et initialisation de la variable <text:span text:style-name="T1">to_return </text:span>= <text:span text:style-name="T1">1</text:span><text:span text:style-name="T10">er</text:span><text:span text:style-name="T1"> <text:s/>objet</text:span></text:p>
      <text:p text:style-name="P7">→ Tant que le nom de l’objet de <text:span text:style-name="T1">to_return </text:span><text:span text:style-name="T12">est différent de </text:span><text:span text:style-name="T4">nom</text:span><text:span text:style-name="T12"> et que </text:span><text:span text:style-name="T4">to_return </text:span><text:span text:style-name="T12">n’est pas NULL</text:span></text:p>
      <text:p text:style-name="P7"><text:tab/><text:span text:style-name="T12">→ On affecte à </text:span><text:span text:style-name="T4">to_return </text:span><text:span text:style-name="T12">le prochain objet de la liste</text:span></text:p>
      <text:p text:style-name="P8">→ On retourne <text:span text:style-name="T1">to_return </text:span>(qu’il soit NULL ou pas)</text:p>
      <text:p text:style-name="P8"/>
      <text:p text:style-name="P8">creer_objet(<text:span text:style-name="T13">nom, auteur, taille, data</text:span>) : <text:span text:style-name="T5">Crée un objet, l’ajoute dans la liste chainée d’objet, met à jour la table FAT et y introduit les données dans le tableau VOLUME</text:span></text:p>
      <text:p text:style-name="P9">→ <text:span text:style-name="T14">Déclaration de </text:span><text:span text:style-name="T6">nbr_blocs</text:span><text:span text:style-name="T14"> et y affecte le nombre de blocs requis pour la sauvegarde des données </text:span><text:span text:style-name="T6">data</text:span></text:p>
      <text:p text:style-name="P10">→ Teste si (en cas de non validation, ne passe pas à la suite)</text:p>
      <text:p text:style-name="P10"><text:tab/>- Un objet déjà existant ne porte pas le même nom </text:p>
      <text:p text:style-name="P10"><text:tab/>- Si FAT a bien été initialisée</text:p>
      <text:p text:style-name="P10"><text:tab/>- Si le nombre de blocs nécessaires est inférieur au nombre de blocs restants</text:p>
      <text:p text:style-name="P10">→ Création de <text:span text:style-name="T1">cell</text:span> et affectation des différentes valeures (<text:span text:style-name="T1">nom, auteur </text:span>et <text:span text:style-name="T1">taille</text:span>)</text:p>
      <text:p text:style-name="P10">→ Ajout de <text:span text:style-name="T1">cell </text:span>dans la liste chainée d’objets (vérifie si c’est le 1<text:span text:style-name="T9">er</text:span> objet <text:span text:style-name="T15">de la liste </text:span>ou pas)</text:p>
      <text:p text:style-name="P10">→ <text:span text:style-name="T16">Déclaration de </text:span><text:span text:style-name="T7">fat_index</text:span><text:span text:style-name="T16"> + recherche de la 1ère case vide de FAT ; champ </text:span><text:span text:style-name="T7">index</text:span><text:span text:style-name="T16"> de </text:span><text:span text:style-name="T7">cell = <text:tab/>fat_index+ </text:span><text:span text:style-name="T16">Déclaration de </text:span><text:span text:style-name="T7">bloc_counter </text:span><text:span text:style-name="T16">= </text:span><text:span text:style-name="T7">nbr_blocs</text:span></text:p>
      <text:p text:style-name="P11">→ Tant que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08:36:34.369629021</meta:creation-date>
    <dc:date>2019-12-04T11:20:53.325736072</dc:date>
    <meta:editing-duration>PT19M5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26" meta:word-count="310" meta:character-count="1707" meta:non-whitespace-character-count="1408"/>
  </office:meta>
</office:document-meta>
</file>